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color="#000000" fo:font-style="italic" style:font-style-asian="italic" style:font-style-complex="italic"/>
    </style:style>
    <style:style style:name="ce12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color="#ce181e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color="#33ff99" fo:font-style="italic" style:font-style-asian="italic" style:font-style-complex="italic"/>
    </style:style>
    <style:style style:name="ce15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color="#3333ff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6pt" svg:x="405.07pt" svg:y="216.82pt">
            <draw:object draw:notify-on-update-of-ranges="Sheet1.L8:Sheet1.L15 Sheet1.C1:Sheet1.C1 Sheet1.F8:Sheet1.F15 Sheet1.N8:Sheet1.N15 Sheet1.N5:Sheet1.N5 Sheet1.F8:Sheet1.F15 Sheet1.P8:Sheet1.P13 Sheet1.P5:Sheet1.P5 Sheet1.F8:Sheet1.F13 Sheet1.R8:Sheet1.R13 Sheet1.R5:Sheet1.R5 Sheet1.F8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3" table:default-cell-style-name="ce4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Default" table:number-columns-repeated="2"/>
          <table:table-cell table:style-name="ce5" office:value-type="string" calcext:value-type="string">
            <text:p>Lx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Vout</text:p>
          </table:table-cell>
          <table:table-cell table:style-name="ce5" office:value-type="string" calcext:value-type="string">
            <text:p>Uke</text:p>
          </table:table-cell>
          <table:table-cell table:style-name="ce5" office:value-type="string" calcext:value-type="string">
            <text:p>Ube</text:p>
          </table:table-cell>
          <table:table-cell table:style-name="ce5" office:value-type="string" calcext:value-type="string">
            <text:p>Rk, Omh</text:p>
          </table:table-cell>
          <table:table-cell table:style-name="ce5" office:value-type="string" calcext:value-type="string">
            <text:p>R2, Omh</text:p>
          </table:table-cell>
          <table:table-cell table:style-name="Default"/>
          <table:table-cell table:style-name="ce5" office:value-type="string" calcext:value-type="string">
            <text:p>U Rk</text:p>
          </table:table-cell>
          <table:table-cell table:style-name="ce5" office:value-type="string" calcext:value-type="string">
            <text:p>U R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uH, 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082" calcext:value-type="float">
            <text:p>4.082</text:p>
          </table:table-cell>
          <table:table-cell table:style-name="ce2" office:value-type="float" office:value="2.235" calcext:value-type="float">
            <text:p>2.235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00" calcext:value-type="float">
            <text:p>4700</text:p>
          </table:table-cell>
          <table:table-cell table:style-name="Default"/>
          <table:table-cell table:style-name="ce7" table:formula="of:=[.D2]-[.F2]" office:value-type="float" office:value="2.765" calcext:value-type="float">
            <text:p>2.765</text:p>
          </table:table-cell>
          <table:table-cell table:style-name="ce2" table:formula="of:=[.E2]-[.G2]" office:value-type="float" office:value="3.253" calcext:value-type="float">
            <text:p>3.25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H</text:p>
          </table:table-cell>
          <table:table-cell table:style-name="ce4" table:formula="of:=[.C2]/10^6" office:value-type="float" office:value="0.0003" calcext:value-type="float">
            <text:p>0.000300</text:p>
          </table:table-cell>
          <table:table-cell table:style-name="ce2" table:number-columns-repeated="2"/>
          <table:table-cell table:style-name="Default" table:number-columns-repeated="4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([.C7]*[.H2])/[.C3]" office:value-type="float" office:value="82815.081897428" calcext:value-type="float">
            <text:p>82815.08189742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9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ce13" office:value-type="string" calcext:value-type="string">
            <text:p>L = 100u</text:p>
          </table:table-cell>
          <table:table-cell/>
          <table:table-cell table:style-name="ce13" office:value-type="string" calcext:value-type="string">
            <text:p>L = 200u</text:p>
          </table:table-cell>
          <table:table-cell/>
          <table:table-cell table:style-name="ce13" office:value-type="string" calcext:value-type="string">
            <text:p>L = 300u</text:p>
          </table:table-cell>
        </table:table-row>
        <table:table-row table:style-name="ro1">
          <table:table-cell table:style-name="Default"/>
          <table:table-cell table:style-name="ce3"/>
          <table:table-cell table:style-name="Default" table:number-columns-repeated="2"/>
          <table:table-cell/>
          <table:table-cell table:style-name="Default" table:number-columns-repeated="6"/>
          <table:table-cell table:style-name="ce9" office:value-type="string" calcext:value-type="string">
            <text:p>no C, theo</text:p>
          </table:table-cell>
          <table:table-cell/>
          <table:table-cell table:style-name="ce9" office:value-type="string" calcext:value-type="string">
            <text:p>C, spice</text:p>
          </table:table-cell>
          <table:table-cell/>
          <table:table-cell table:style-name="ce9" office:value-type="string" calcext:value-type="string">
            <text:p>C, spice</text:p>
          </table:table-cell>
          <table:table-cell/>
          <table:table-cell table:style-name="ce9" office:value-type="string" calcext:value-type="string">
            <text:p>C, spice</text:p>
          </table:table-cell>
        </table:table-row>
        <table:table-row table:style-name="ro1">
          <table:table-cell/>
          <table:table-cell table:style-name="ce1" office:value-type="string" calcext:value-type="string">
            <text:p>alpha</text:p>
          </table:table-cell>
          <table:table-cell table:style-name="ce3" table:formula="of:=([.K2]/[.H2]) / ( [.K2]/[.H2] + [.L2]/[.I2] )" office:value-type="float" office:value="0.993780982769136" calcext:value-type="float">
            <text:p>0.9938</text:p>
          </table:table-cell>
          <table:table-cell table:style-name="Default"/>
          <table:table-cell table:style-name="ce5" office:value-type="string" calcext:value-type="string">
            <text:p>Lx, uH</text:p>
          </table:table-cell>
          <table:table-cell table:style-name="ce5" office:value-type="string" calcext:value-type="string">
            <text:p>il, A</text:p>
          </table:table-cell>
          <table:table-cell table:style-name="ce5" office:value-type="string" calcext:value-type="string">
            <text:p>i0, A</text:p>
          </table:table-cell>
          <table:table-cell table:style-name="ce8" office:value-type="string" calcext:value-type="string">
            <text:p>Δ<text:span text:style-name="T1">i, A</text:span></text:p>
          </table:table-cell>
          <table:table-cell table:style-name="ce5" office:value-type="string" calcext:value-type="string">
            <text:p>ln( Δi / i0)</text:p>
          </table:table-cell>
          <table:table-cell table:style-name="ce8" office:value-type="string" calcext:value-type="string">
            <text:p>τ</text:p>
          </table:table-cell>
          <table:table-cell table:style-name="ce5" office:value-type="string" calcext:value-type="string">
            <text:p>t, s</text:p>
          </table:table-cell>
          <table:table-cell table:style-name="ce5" office:value-type="string" calcext:value-type="string">
            <text:p>t, us</text:p>
          </table:table-cell>
          <table:table-cell table:style-name="ce8" office:value-type="string" calcext:value-type="string">
            <text:p>Δ<text:span text:style-name="T1">, %</text:span></text:p>
          </table:table-cell>
          <table:table-cell table:style-name="ce5" office:value-type="string" calcext:value-type="string">
            <text:p>t, us</text:p>
          </table:table-cell>
          <table:table-cell table:style-name="ce8" office:value-type="string" calcext:value-type="string">
            <text:p>Δ<text:span text:style-name="T1">, %</text:span></text:p>
          </table:table-cell>
          <table:table-cell table:style-name="ce5" office:value-type="string" calcext:value-type="string">
            <text:p>t, us</text:p>
          </table:table-cell>
          <table:table-cell table:style-name="ce8" office:value-type="string" calcext:value-type="string">
            <text:p>Δ<text:span text:style-name="T1">, %</text:span></text:p>
          </table:table-cell>
          <table:table-cell table:style-name="ce5" office:value-type="string" calcext:value-type="string">
            <text:p>t, us</text:p>
          </table:table-cell>
        </table:table-row>
        <table:table-row table:style-name="ro1">
          <table:table-cell/>
          <table:table-cell table:style-name="ce6"/>
          <table:table-cell table:style-name="ce3" table:formula="of:=([.K2]/[.H2]) * ( ([.H2]*[.I2])/([.K2]*[.I2]+[.L2]*[.H2]) )" office:value-type="float" office:value="0.993780982769136" calcext:value-type="float">
            <text:p>0.9938</text:p>
          </table:table-cell>
          <table:table-cell table:style-name="Default"/>
          <table:table-cell table:style-name="ce23"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8]-[.F8]" office:value-type="float" office:value="0.111292127659574" calcext:value-type="float">
            <text:p>0.111</text:p>
          </table:table-cell>
          <table:table-cell table:formula="of:=LN([.H8]/[.G8])" office:value-type="float" office:value="0" calcext:value-type="float">
            <text:p>0.000000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8]*[.J8]" office:value-type="float" office:value="-0" calcext:value-type="float">
            <text:p>0.000000</text:p>
          </table:table-cell>
          <table:table-cell table:formula="of:=[.K8]*10^6" office:value-type="float" office:value="-0" calcext:value-type="float">
            <text:p>0.000</text:p>
          </table:table-cell>
          <table:table-cell table:style-name="ce11"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style-name="ce11"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style-name="ce11"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23" table:formula="of:=-( ([.$C$7]*[.$H$2]*[.N9])/([.I9]) )" office:value-type="float" office:value="121.529922325883" calcext:value-type="float">
            <text:p>122</text:p>
          </table:table-cell>
          <table:table-cell office:value-type="float" office:value="0.02" calcext:value-type="float">
            <text:p>0.02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9]-[.F9]" office:value-type="float" office:value="0.0912921276595745" calcext:value-type="float">
            <text:p>0.091</text:p>
          </table:table-cell>
          <table:table-cell table:formula="of:=LN([.H9]/[.G9])" office:value-type="float" office:value="-0.198093966052466" calcext:value-type="float">
            <text:p>-0.198094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9]*[.J9]" office:value-type="float" office:value="0.00000239200350363499" calcext:value-type="float">
            <text:p>0.000002</text:p>
          </table:table-cell>
          <table:table-cell table:formula="of:=[.K9]*10^6" office:value-type="float" office:value="2.39200350363498" calcext:value-type="float">
            <text:p>2.392</text:p>
          </table:table-cell>
          <table:table-cell table:style-name="ce12" table:formula="of:=(ABS([.$L9]-[.N9])/[.$L9])*100" office:value-type="float" office:value="59.4900258913723" calcext:value-type="float">
            <text:p>59.490</text:p>
          </table:table-cell>
          <table:table-cell office:value-type="float" office:value="0.969" calcext:value-type="float">
            <text:p>0.969</text:p>
          </table:table-cell>
          <table:table-cell table:style-name="ce14" table:formula="of:=(ABS([.$L9]-[.P9])/[.$L9])*100" office:value-type="float" office:value="34.2810327154151" calcext:value-type="float">
            <text:p>34.281</text:p>
          </table:table-cell>
          <table:table-cell office:value-type="float" office:value="1.572" calcext:value-type="float">
            <text:p>1.572</text:p>
          </table:table-cell>
          <table:table-cell table:style-name="ce15" table:formula="of:=(ABS([.$L9]-[.R9])/[.$L9])*100" office:value-type="float" office:value="8.403144198139" calcext:value-type="float">
            <text:p>8.40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table:number-columns-repeated="4"/>
          <table:table-cell table:style-name="ce23" table:formula="of:=-( ([.$C$7]*[.$H$2]*[.N10])/([.I10]) )" office:value-type="float" office:value="92.7124803598647" calcext:value-type="float">
            <text:p>93</text:p>
          </table:table-cell>
          <table:table-cell office:value-type="float" office:value="0.04" calcext:value-type="float">
            <text:p>0.04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10]-[.F10]" office:value-type="float" office:value="0.0712921276595745" calcext:value-type="float">
            <text:p>0.071</text:p>
          </table:table-cell>
          <table:table-cell table:formula="of:=LN([.H10]/[.G10])" office:value-type="float" office:value="-0.445372615140742" calcext:value-type="float">
            <text:p>-0.445373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10]*[.J10]" office:value-type="float" office:value="0.00000537791673855211" calcext:value-type="float">
            <text:p>0.000005</text:p>
          </table:table-cell>
          <table:table-cell table:formula="of:=[.K10]*10^6" office:value-type="float" office:value="5.37791673855211" calcext:value-type="float">
            <text:p>5.378</text:p>
          </table:table-cell>
          <table:table-cell table:style-name="ce12" table:formula="of:=(ABS([.$L10]-[.N10])/[.$L10])*100" office:value-type="float" office:value="69.0958398800451" calcext:value-type="float">
            <text:p>69.096</text:p>
          </table:table-cell>
          <table:table-cell office:value-type="float" office:value="1.662" calcext:value-type="float">
            <text:p>1.662</text:p>
          </table:table-cell>
          <table:table-cell table:style-name="ce14" table:formula="of:=(ABS([.$L10]-[.P10])/[.$L10])*100" office:value-type="float" office:value="43.7700480127897" calcext:value-type="float">
            <text:p>43.770</text:p>
          </table:table-cell>
          <table:table-cell office:value-type="float" office:value="3.024" calcext:value-type="float">
            <text:p>3.024</text:p>
          </table:table-cell>
          <table:table-cell table:style-name="ce15" table:formula="of:=(ABS([.$L10]-[.R10])/[.$L10])*100" office:value-type="float" office:value="18.5186343889036" calcext:value-type="float">
            <text:p>18.519</text:p>
          </table:table-cell>
          <table:table-cell office:value-type="float" office:value="4.382" calcext:value-type="float">
            <text:p>4.382</text:p>
          </table:table-cell>
        </table:table-row>
        <table:table-row table:style-name="ro1">
          <table:table-cell table:number-columns-repeated="4"/>
          <table:table-cell table:style-name="ce23" table:formula="of:=-( ([.$C$7]*[.$H$2]*[.N11])/([.I11]) )" office:value-type="float" office:value="82.1713484441318" calcext:value-type="float">
            <text:p>82</text:p>
          </table:table-cell>
          <table:table-cell office:value-type="float" office:value="0.06" calcext:value-type="float">
            <text:p>0.06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11]-[.F11]" office:value-type="float" office:value="0.0512921276595745" calcext:value-type="float">
            <text:p>0.051</text:p>
          </table:table-cell>
          <table:table-cell table:formula="of:=LN([.H11]/[.G11])" office:value-type="float" office:value="-0.774621241485892" calcext:value-type="float">
            <text:p>-0.774621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11]*[.J11]" office:value-type="float" office:value="0.00000935362525445923" calcext:value-type="float">
            <text:p>0.000009</text:p>
          </table:table-cell>
          <table:table-cell table:formula="of:=[.K11]*10^6" office:value-type="float" office:value="9.35362525445923" calcext:value-type="float">
            <text:p>9.354</text:p>
          </table:table-cell>
          <table:table-cell table:style-name="ce12" table:formula="of:=(ABS([.$L11]-[.N11])/[.$L11])*100" office:value-type="float" office:value="72.6095505186227" calcext:value-type="float">
            <text:p>72.610</text:p>
          </table:table-cell>
          <table:table-cell office:value-type="float" office:value="2.562" calcext:value-type="float">
            <text:p>2.562</text:p>
          </table:table-cell>
          <table:table-cell table:style-name="ce14" table:formula="of:=(ABS([.$L11]-[.P11])/[.$L11])*100" office:value-type="float" office:value="48.0629181965142" calcext:value-type="float">
            <text:p>48.063</text:p>
          </table:table-cell>
          <table:table-cell office:value-type="float" office:value="4.858" calcext:value-type="float">
            <text:p>4.858</text:p>
          </table:table-cell>
          <table:table-cell table:style-name="ce15" table:formula="of:=(ABS([.$L11]-[.R11])/[.$L11])*100" office:value-type="float" office:value="23.6980335875919" calcext:value-type="float">
            <text:p>23.698</text:p>
          </table:table-cell>
          <table:table-cell office:value-type="float" office:value="7.137" calcext:value-type="float">
            <text:p>7.137</text:p>
          </table:table-cell>
        </table:table-row>
        <table:table-row table:style-name="ro1">
          <table:table-cell table:number-columns-repeated="4"/>
          <table:table-cell table:style-name="ce23" table:formula="of:=-( ([.$C$7]*[.$H$2]*[.N12])/([.I12]) )" office:value-type="float" office:value="75.5052750090531" calcext:value-type="float">
            <text:p>76</text:p>
          </table:table-cell>
          <table:table-cell office:value-type="float" office:value="0.08" calcext:value-type="float">
            <text:p>0.08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12]-[.F12]" office:value-type="float" office:value="0.0312921276595745" calcext:value-type="float">
            <text:p>0.031</text:p>
          </table:table-cell>
          <table:table-cell table:formula="of:=LN([.H12]/[.G12])" office:value-type="float" office:value="-1.26879197152064" calcext:value-type="float">
            <text:p>-1.268792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12]*[.J12]" office:value-type="float" office:value="0.0000153207838771701" calcext:value-type="float">
            <text:p>0.000015</text:p>
          </table:table-cell>
          <table:table-cell table:formula="of:=[.K12]*10^6" office:value-type="float" office:value="15.3207838771701" calcext:value-type="float">
            <text:p>15.321</text:p>
          </table:table-cell>
          <table:table-cell table:style-name="ce12" table:formula="of:=(ABS([.$L12]-[.N12])/[.$L12])*100" office:value-type="float" office:value="74.8315749969823" calcext:value-type="float">
            <text:p>74.832</text:p>
          </table:table-cell>
          <table:table-cell office:value-type="float" office:value="3.856" calcext:value-type="float">
            <text:p>3.856</text:p>
          </table:table-cell>
          <table:table-cell table:style-name="ce14" table:formula="of:=(ABS([.$L12]-[.P12])/[.$L12])*100" office:value-type="float" office:value="51.1186890955395" calcext:value-type="float">
            <text:p>51.119</text:p>
          </table:table-cell>
          <table:table-cell office:value-type="float" office:value="7.489" calcext:value-type="float">
            <text:p>7.489</text:p>
          </table:table-cell>
          <table:table-cell table:style-name="ce15" table:formula="of:=(ABS([.$L12]-[.R12])/[.$L12])*100" office:value-type="float" office:value="27.647305197497" calcext:value-type="float">
            <text:p>27.647</text:p>
          </table:table-cell>
          <table:table-cell office:value-type="float" office:value="11.085" calcext:value-type="float">
            <text:p>11.085</text:p>
          </table:table-cell>
        </table:table-row>
        <table:table-row table:style-name="ro1">
          <table:table-cell table:number-columns-repeated="4"/>
          <table:table-cell table:style-name="ce23" table:formula="of:=-( ([.$C$7]*[.$H$2]*[.N13])/([.I13]) )" office:value-type="float" office:value="71.5566631154564" calcext:value-type="float">
            <text:p>72</text:p>
          </table:table-cell>
          <table:table-cell office:value-type="float" office:value="0.1" calcext:value-type="float">
            <text:p>0.100</text:p>
          </table:table-cell>
          <table:table-cell table:formula="of:=([.$D$2]-[.$F$2])/([.$C$7]*[.$H$2])" office:value-type="float" office:value="0.111292127659574" calcext:value-type="float">
            <text:p>0.111</text:p>
          </table:table-cell>
          <table:table-cell table:formula="of:=[.G13]-[.F13]" office:value-type="float" office:value="0.0112921276595745" calcext:value-type="float">
            <text:p>0.011</text:p>
          </table:table-cell>
          <table:table-cell table:formula="of:=LN([.H13]/[.G13])" office:value-type="float" office:value="-2.28805270931995" calcext:value-type="float">
            <text:p>-2.288053</text:p>
          </table:table-cell>
          <table:table-cell table:formula="of:=1 / ( ([.$C$7]*[.$H$2])/[.$C$3] )" office:value-type="float" office:value="0.0000120750952252703" calcext:value-type="float">
            <text:p>0.000012</text:p>
          </table:table-cell>
          <table:table-cell table:formula="of:=-[.I13]*[.J13]" office:value-type="float" office:value="0.000027628454345476" calcext:value-type="float">
            <text:p>0.000028</text:p>
          </table:table-cell>
          <table:table-cell table:formula="of:=[.K13]*10^6" office:value-type="float" office:value="27.628454345476" calcext:value-type="float">
            <text:p>27.628</text:p>
          </table:table-cell>
          <table:table-cell table:style-name="ce12" table:formula="of:=(ABS([.$L13]-[.N13])/[.$L13])*100" office:value-type="float" office:value="76.1477789615145" calcext:value-type="float">
            <text:p>76.148</text:p>
          </table:table-cell>
          <table:table-cell office:value-type="float" office:value="6.59" calcext:value-type="float">
            <text:p>6.590</text:p>
          </table:table-cell>
          <table:table-cell table:style-name="ce14" table:formula="of:=(ABS([.$L13]-[.P13])/[.$L13])*100" office:value-type="float" office:value="53.7686768854969" calcext:value-type="float">
            <text:p>53.769</text:p>
          </table:table-cell>
          <table:table-cell office:value-type="float" office:value="12.773" calcext:value-type="float">
            <text:p>12.773</text:p>
          </table:table-cell>
          <table:table-cell table:style-name="ce15" table:formula="of:=(ABS([.$L13]-[.R13])/[.$L13])*100" office:value-type="float" office:value="31.4583444907739" calcext:value-type="float">
            <text:p>31.458</text:p>
          </table:table-cell>
          <table:table-cell office:value-type="float" office:value="18.937" calcext:value-type="float">
            <text:p>18.937</text:p>
          </table:table-cell>
        </table:table-row>
        <table:table-row table:style-name="ro1" table:number-rows-repeated="2">
          <table:table-cell table:number-columns-repeated="11"/>
          <table:table-cell table:style-name="ce10"/>
          <table:table-cell table:style-name="ce12"/>
          <table:table-cell/>
          <table:table-cell table:style-name="ce12"/>
          <table:table-cell/>
          <table:table-cell table:style-name="ce12"/>
          <table:table-cell/>
        </table:table-row>
        <table:table-row table:style-name="ro1" table:number-rows-repeated="2">
          <table:table-cell table:number-columns-repeated="11"/>
          <table:table-cell table:style-name="ce10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ce10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7:26:02.14419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56:40.612981767</meta:creation-date>
    <dc:date>2020-05-31T20:53:28.721512235</dc:date>
    <meta:editing-duration>PT8H25M47S</meta:editing-duration>
    <meta:editing-cycles>85</meta:editing-cycles>
    <meta:generator>LibreOffice/6.0.7.3$Linux_X86_64 LibreOffice_project/00m0$Build-3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7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8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66ff66" draw:fill-color="#66ff66"/>
      <style:text-properties fo:font-size="10pt" style:font-size-asian="10pt" style:font-size-complex="10pt"/>
    </style:style>
    <style:style style:name="ch9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05cm" svg:y="3.457cm" style:legend-expansion="high" chart:style-name="ch2"/>
        <chart:plot-area chart:style-name="ch3" table:cell-range-address="Sheet1.L8:Sheet1.L15 Sheet1.C1:Sheet1.C1 Sheet1.F8:Sheet1.F15 Sheet1.N5:Sheet1.N5 Sheet1.P5:Sheet1.P5 Sheet1.R5:Sheet1.R5" chart:data-source-has-labels="row" svg:x="0.319cm" svg:y="0.18cm" svg:width="12.667cm" svg:height="8.646cm">
          <chartooo:coordinate-region svg:x="1.417cm" svg:y="0.379cm" svg:width="11.0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8:Sheet1.F15" chart:label-cell-address="Sheet1.C1:Sheet1.C1" chart:class="chart:scatter">
            <chart:domain table:cell-range-address="Sheet1.L8:Sheet1.L15"/>
            <chart:data-point chart:repeated="8"/>
          </chart:series>
          <chart:series chart:style-name="ch7" chart:values-cell-range-address="Sheet1.F8:Sheet1.F15" chart:label-cell-address="Sheet1.N5:Sheet1.N5" chart:class="chart:scatter">
            <chart:domain table:cell-range-address="Sheet1.N8:Sheet1.N15"/>
            <chart:data-point chart:repeated="8"/>
          </chart:series>
          <chart:series chart:style-name="ch8" chart:values-cell-range-address="Sheet1.F8:Sheet1.F13" chart:label-cell-address="Sheet1.P5:Sheet1.P5" chart:class="chart:scatter">
            <chart:domain table:cell-range-address="Sheet1.P8:Sheet1.P13"/>
            <chart:data-point chart:repeated="6"/>
          </chart:series>
          <chart:series chart:style-name="ch9" chart:values-cell-range-address="Sheet1.F8:Sheet1.F13" chart:label-cell-address="Sheet1.R5:Sheet1.R5" chart:class="chart:scatter">
            <chart:domain table:cell-range-address="Sheet1.R8:Sheet1.R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Lx</text:p>
                <draw:g>
                  <svg:desc>Sheet1.C1:Sheet1.C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L = 100u</text:p>
                <draw:g>
                  <svg:desc>Sheet1.N5:Sheet1.N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 = 200u</text:p>
                <draw:g>
                  <svg:desc>Sheet1.P5:Sheet1.P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L = 300u</text:p>
                <draw:g>
                  <svg:desc>Sheet1.R5:Sheet1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Sheet1.L8:Sheet1.L15</svg:desc>
                </draw:g>
              </table:table-cell>
              <table:table-cell office:value-type="float" office:value="0">
                <text:p>0</text:p>
                <draw:g>
                  <svg:desc>Sheet1.F8:Sheet1.F15</svg:desc>
                </draw:g>
              </table:table-cell>
              <table:table-cell office:value-type="float" office:value="0">
                <text:p>0</text:p>
                <draw:g>
                  <svg:desc>Sheet1.N8:Sheet1.N15</svg:desc>
                </draw:g>
              </table:table-cell>
              <table:table-cell office:value-type="float" office:value="0">
                <text:p>0</text:p>
                <draw:g>
                  <svg:desc>Sheet1.F8:Sheet1.F15</svg:desc>
                </draw:g>
              </table:table-cell>
              <table:table-cell office:value-type="float" office:value="0">
                <text:p>0</text:p>
                <draw:g>
                  <svg:desc>Sheet1.P8:Sheet1.P13</svg:desc>
                </draw:g>
              </table:table-cell>
              <table:table-cell office:value-type="float" office:value="0">
                <text:p>0</text:p>
                <draw:g>
                  <svg:desc>Sheet1.F8:Sheet1.F13</svg:desc>
                </draw:g>
              </table:table-cell>
              <table:table-cell office:value-type="float" office:value="0">
                <text:p>0</text:p>
                <draw:g>
                  <svg:desc>Sheet1.R8:Sheet1.R13</svg:desc>
                </draw:g>
              </table:table-cell>
              <table:table-cell office:value-type="float" office:value="0">
                <text:p>0</text:p>
                <draw:g>
                  <svg:desc>Sheet1.F8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200350363498">
                <text:p>2.39200350363498</text:p>
              </table:table-cell>
              <table:table-cell office:value-type="float" office:value="0.02">
                <text:p>0.02</text:p>
              </table:table-cell>
              <table:table-cell office:value-type="float" office:value="0.969">
                <text:p>0.969</text:p>
              </table:table-cell>
              <table:table-cell office:value-type="float" office:value="0.02">
                <text:p>0.02</text:p>
              </table:table-cell>
              <table:table-cell office:value-type="float" office:value="1.572">
                <text:p>1.572</text:p>
              </table:table-cell>
              <table:table-cell office:value-type="float" office:value="0.02">
                <text:p>0.02</text:p>
              </table:table-cell>
              <table:table-cell office:value-type="float" office:value="2.191">
                <text:p>2.1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7791673855211">
                <text:p>5.37791673855211</text:p>
              </table:table-cell>
              <table:table-cell office:value-type="float" office:value="0.04">
                <text:p>0.04</text:p>
              </table:table-cell>
              <table:table-cell office:value-type="float" office:value="1.662">
                <text:p>1.662</text:p>
              </table:table-cell>
              <table:table-cell office:value-type="float" office:value="0.04">
                <text:p>0.04</text:p>
              </table:table-cell>
              <table:table-cell office:value-type="float" office:value="3.024">
                <text:p>3.024</text:p>
              </table:table-cell>
              <table:table-cell office:value-type="float" office:value="0.04">
                <text:p>0.04</text:p>
              </table:table-cell>
              <table:table-cell office:value-type="float" office:value="4.382">
                <text:p>4.38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5362525445923">
                <text:p>9.35362525445923</text:p>
              </table:table-cell>
              <table:table-cell office:value-type="float" office:value="0.06">
                <text:p>0.06</text:p>
              </table:table-cell>
              <table:table-cell office:value-type="float" office:value="2.562">
                <text:p>2.562</text:p>
              </table:table-cell>
              <table:table-cell office:value-type="float" office:value="0.06">
                <text:p>0.06</text:p>
              </table:table-cell>
              <table:table-cell office:value-type="float" office:value="4.858">
                <text:p>4.858</text:p>
              </table:table-cell>
              <table:table-cell office:value-type="float" office:value="0.06">
                <text:p>0.06</text:p>
              </table:table-cell>
              <table:table-cell office:value-type="float" office:value="7.137">
                <text:p>7.13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3207838771701">
                <text:p>15.3207838771701</text:p>
              </table:table-cell>
              <table:table-cell office:value-type="float" office:value="0.08">
                <text:p>0.08</text:p>
              </table:table-cell>
              <table:table-cell office:value-type="float" office:value="3.856">
                <text:p>3.856</text:p>
              </table:table-cell>
              <table:table-cell office:value-type="float" office:value="0.08">
                <text:p>0.08</text:p>
              </table:table-cell>
              <table:table-cell office:value-type="float" office:value="7.489">
                <text:p>7.489</text:p>
              </table:table-cell>
              <table:table-cell office:value-type="float" office:value="0.08">
                <text:p>0.08</text:p>
              </table:table-cell>
              <table:table-cell office:value-type="float" office:value="11.085">
                <text:p>11.0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628454345476">
                <text:p>27.628454345476</text:p>
              </table:table-cell>
              <table:table-cell office:value-type="float" office:value="0.1">
                <text:p>0.1</text:p>
              </table:table-cell>
              <table:table-cell office:value-type="float" office:value="6.59">
                <text:p>6.59</text:p>
              </table:table-cell>
              <table:table-cell office:value-type="float" office:value="0.1">
                <text:p>0.1</text:p>
              </table:table-cell>
              <table:table-cell office:value-type="float" office:value="12.773">
                <text:p>12.773</text:p>
              </table:table-cell>
              <table:table-cell office:value-type="float" office:value="0.1">
                <text:p>0.1</text:p>
              </table:table-cell>
              <table:table-cell office:value-type="float" office:value="18.937">
                <text:p>18.9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